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ARNING APPS</text:p>
      <text:p text:style-name="Standard"/>
      <text:p text:style-name="Standard"/>
      <text:list xml:id="list6253485825424770398" text:style-name="L1">
        <text:list-item>
          <text:p text:style-name="P1">Saving:</text:p>
          <text:list>
            <text:list-item>
              <text:p text:style-name="P1">saving for retirement</text:p>
            </text:list-item>
            <text:list-item>
              <text:p text:style-name="P1">saving for a bike</text:p>
              <text:p text:style-name="P1"/>
            </text:list-item>
          </text:list>
        </text:list-item>
        <text:list-item>
          <text:p text:style-name="P1">opportunity cost</text:p>
        </text:list-item>
        <text:list-item>
          <text:p text:style-name="P1">price theory</text:p>
        </text:list-item>
        <text:list-item>
          <text:p text:style-name="P1">signaling</text:p>
        </text:list-item>
        <text:list-item>
          <text:p text:style-name="P1">asymmetric information</text:p>
        </text:list-item>
        <text:list-item>
          <text:p text:style-name="P1">network theory</text:p>
        </text:list-item>
        <text:list-item>
          <text:p text:style-name="P1">risk vs. uncertainty</text:p>
        </text:list-item>
        <text:list-item>
          <text:p text:style-name="P1">supply – demand – price</text:p>
        </text:list-item>
        <text:list-item>
          <text:p text:style-name="P1">auctions:</text:p>
          <text:list>
            <text:list-item>
              <text:p text:style-name="P1">English auction (a painting)</text:p>
            </text:list-item>
            <text:list-item>
              <text:p text:style-name="P1">Dutch auction (flowers)</text:p>
            </text:list-item>
            <text:list-item>
              <text:p text:style-name="P1">reserve price</text:p>
            </text:list-item>
          </text:list>
        </text:list-item>
      </text:list>
      <text:p text:style-name="Standard"/>
      <text:list xml:id="list37214334" text:continue-numbering="true" text:style-name="L1">
        <text:list-item>
          <text:p text:style-name="P1">search theory: </text:p>
          <text:list>
            <text:list-item>
              <text:p text:style-name="P1">McCall: there are multiple shops and you start visiting them. Cost-(expected) benefit analysis of visiting a next shop. A character is walking, while skimming shops. Then she asks: should I continue with walking or just buy the item at the next shop?</text:p>
              <text:p text:style-name="P1"/>
            </text:list-item>
            <text:list-item>
              <text:p text:style-name="P1">Pissarides: job search and distribution of skills</text:p>
            </text:list-item>
          </text:list>
        </text:list-item>
      </text:list>
      <text:p text:style-name="Standard"/>
      <text:list xml:id="list37204824" text:continue-numbering="true" text:style-name="L1">
        <text:list-item>
          <text:p text:style-name="P1">Value distribution:</text:p>
          <text:list>
            <text:list-item>
              <text:p text:style-name="P1">Shapley value and bargaining power</text:p>
            </text:list-item>
          </text:list>
          <text:p text:style-name="P1"/>
        </text:list-item>
        <text:list-item>
          <text:p text:style-name="P1">Incentives</text:p>
          <text:p text:style-name="P1"/>
        </text:list-item>
        <text:list-item>
          <text:p text:style-name="P1">Cooperation vs. Robinson Crusoe</text:p>
          <text:p text:style-name="P1"/>
        </text:list-item>
        <text:list-item>
          <text:p text:style-name="P1">Principal-Agent Problem</text:p>
          <text:p text:style-name="P1"/>
        </text:list-item>
        <text:list-item>
          <text:p text:style-name="P1">Game theory: which tire example?</text:p>
          <text:p text:style-name="P1"/>
        </text:list-item>
        <text:list-item>
          <text:p text:style-name="P1">Expectations building</text:p>
          <text:p text:style-name="P1"/>
        </text:list-item>
        <text:list-item>
          <text:p text:style-name="P1">Portfolio creation</text:p>
          <text:p text:style-name="P1"/>
        </text:list-item>
        <text:list-item>
          <text:p text:style-name="P1">Arbitraging in finance (Hull – Options, Futures, and Other Derivatives):</text:p>
          <text:list>
            <text:list-item>
              <text:p text:style-name="P1">types of traders (pp. 26)</text:p>
            </text:list-item>
          </text:list>
        </text:list-item>
      </text:list>
      <text:p text:style-name="Standard"/>
      <text:p text:style-name="Standard"/>
      <text:p text:style-name="Standard"/>
      <text:section text:style-name="Sect1" text:name="Section1" text:protected="true">
        <text:section-source xlink:href="file:///G:/Razno/Matej/Studij"/>
        <text:p text:style-name="Text_20_body"><text:soft-page-break/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24T11:36:14.48</meta:creation-date>
    <dc:date>2015-10-24T17:04:30.74</dc:date>
    <meta:editing-duration>PT4H17M40S</meta:editing-duration>
    <meta:editing-cycles>7</meta:editing-cycles>
    <meta:generator>OpenOffice/4.1.1$Win32 OpenOffice.org_project/411m6$Build-9775</meta:generator>
    <meta:document-statistic meta:table-count="0" meta:image-count="0" meta:object-count="0" meta:page-count="2" meta:paragraph-count="28" meta:word-count="153" meta:character-count="873"/>
  </office:meta>
</office:document-meta>
</file>